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2039bb" officeooo:paragraph-rsid="002039bb"/>
    </style:style>
    <style:style style:name="P2" style:family="paragraph" style:parent-style-name="Standard">
      <style:text-properties officeooo:rsid="0021c018" officeooo:paragraph-rsid="0021c018"/>
    </style:style>
    <style:style style:name="P3" style:family="paragraph" style:parent-style-name="Standard">
      <style:text-properties style:font-name="Bitstream Vera Sans Mono" fo:font-size="14pt" fo:font-weight="bold" officeooo:rsid="001fed63" officeooo:paragraph-rsid="001fed6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Bitstream Vera Sans Mono" officeooo:rsid="001fed63" officeooo:paragraph-rsid="001fed63"/>
    </style:style>
    <style:style style:name="P5" style:family="paragraph" style:parent-style-name="Standard" style:list-style-name="L1">
      <style:text-properties style:font-name="Bitstream Vera Sans Mono" officeooo:rsid="001fed63" officeooo:paragraph-rsid="0021c018"/>
    </style:style>
    <style:style style:name="P6" style:family="paragraph" style:parent-style-name="Standard">
      <style:text-properties style:font-name="Bitstream Vera Sans Mono" officeooo:rsid="0021c018" officeooo:paragraph-rsid="0021c018"/>
    </style:style>
    <style:style style:name="P7" style:family="paragraph" style:parent-style-name="Standard" style:list-style-name="L1">
      <style:text-properties style:font-name="Bitstream Vera Sans Mono" officeooo:rsid="0021c018" officeooo:paragraph-rsid="0021c018"/>
    </style:style>
    <style:style style:name="P8" style:family="paragraph" style:parent-style-name="Standard" style:list-style-name="L2">
      <style:text-properties style:font-name="Bitstream Vera Sans Mono" officeooo:rsid="0021c018" officeooo:paragraph-rsid="0021c018"/>
    </style:style>
    <style:style style:name="P9" style:family="paragraph" style:parent-style-name="Standard">
      <style:text-properties style:font-name="Bitstream Vera Sans Mono" officeooo:rsid="0021c018" officeooo:paragraph-rsid="002039bb"/>
    </style:style>
    <style:style style:name="P10" style:family="paragraph" style:parent-style-name="Standard">
      <style:text-properties style:font-name="Bitstream Vera Sans Mono" fo:font-weight="bold" officeooo:rsid="00235cb3" officeooo:paragraph-rsid="00235cb3" style:font-weight-asian="bold" style:font-weight-complex="bold"/>
    </style:style>
    <style:style style:name="P11" style:family="paragraph" style:parent-style-name="Standard">
      <style:text-properties style:font-name="Bitstream Vera Sans Mono" fo:font-weight="bold" officeooo:rsid="001fed63" officeooo:paragraph-rsid="001fed63" style:font-weight-asian="bold" style:font-weight-complex="bold"/>
    </style:style>
    <style:style style:name="P12" style:family="paragraph" style:parent-style-name="Standard">
      <style:text-properties style:font-name="Bitstream Vera Sans Mono" fo:font-weight="bold" officeooo:rsid="0021c018" officeooo:paragraph-rsid="0021c018" style:font-weight-asian="bold" style:font-weight-complex="bold"/>
    </style:style>
    <style:style style:name="P13" style:family="paragraph" style:parent-style-name="Standard" style:list-style-name="L6">
      <loext:graphic-properties draw:fill="none"/>
      <style:paragraph-properties fo:background-color="transparent"/>
      <style:text-properties style:font-name="Bitstream Vera Sans Mono" officeooo:rsid="0024c7c1" officeooo:paragraph-rsid="0024c7c1"/>
    </style:style>
    <style:style style:name="P14" style:family="paragraph" style:parent-style-name="Standard">
      <style:text-properties style:font-name="Bitstream Vera Sans Mono" officeooo:rsid="0024c7c1" officeooo:paragraph-rsid="0024c7c1"/>
    </style:style>
    <style:style style:name="P15" style:family="paragraph" style:parent-style-name="Standard" style:list-style-name="L7">
      <style:text-properties style:font-name="Bitstream Vera Sans Mono" officeooo:rsid="0024c7c1" officeooo:paragraph-rsid="0024c7c1"/>
    </style:style>
    <style:style style:name="P16" style:family="paragraph" style:parent-style-name="Standard" style:list-style-name="L1">
      <style:text-properties style:font-name="Bitstream Vera Sans Mono" officeooo:rsid="002039bb" officeooo:paragraph-rsid="0021c018"/>
    </style:style>
    <style:style style:name="P17" style:family="paragraph" style:parent-style-name="Standard">
      <style:text-properties style:font-name="Bitstream Vera Sans Mono" officeooo:rsid="002039bb" officeooo:paragraph-rsid="0021c018"/>
    </style:style>
    <style:style style:name="P18" style:family="paragraph" style:parent-style-name="Standard">
      <style:text-properties style:font-name="Bitstream Vera Sans Mono" officeooo:rsid="002039bb" officeooo:paragraph-rsid="002039bb"/>
    </style:style>
    <style:style style:name="P19" style:family="paragraph" style:parent-style-name="Standard" style:list-style-name="L2">
      <style:text-properties style:font-name="Bitstream Vera Sans Mono" officeooo:rsid="00235cb3" officeooo:paragraph-rsid="00235cb3"/>
    </style:style>
    <style:style style:name="P20" style:family="paragraph" style:parent-style-name="Standard" style:list-style-name="L2">
      <style:text-properties style:font-name="Bitstream Vera Sans Mono" officeooo:rsid="00235cb3" officeooo:paragraph-rsid="00267b95"/>
    </style:style>
    <style:style style:name="P21" style:family="paragraph" style:parent-style-name="Standard">
      <style:text-properties style:font-name="Bitstream Vera Sans Mono" officeooo:rsid="00235cb3" officeooo:paragraph-rsid="00235cb3"/>
    </style:style>
    <style:style style:name="P22" style:family="paragraph" style:parent-style-name="Standard" style:list-style-name="L3">
      <style:text-properties style:font-name="Bitstream Vera Sans Mono" officeooo:rsid="00235cb3" officeooo:paragraph-rsid="00235cb3"/>
    </style:style>
    <style:style style:name="P23" style:family="paragraph" style:parent-style-name="Standard" style:list-style-name="L3">
      <style:text-properties style:font-name="Bitstream Vera Sans Mono" officeooo:paragraph-rsid="00235cb3"/>
    </style:style>
    <style:style style:name="P24" style:family="paragraph" style:parent-style-name="Standard" style:list-style-name="L3">
      <style:text-properties style:font-name="Bitstream Vera Sans Mono" officeooo:rsid="00267b95" officeooo:paragraph-rsid="00267b95"/>
    </style:style>
    <style:style style:name="P25" style:family="paragraph" style:parent-style-name="Standard" style:list-style-name="L3">
      <style:text-properties style:font-name="Bitstream Vera Sans Mono" officeooo:rsid="0026ca67" officeooo:paragraph-rsid="0026ca67"/>
    </style:style>
    <style:style style:name="P26" style:family="paragraph" style:parent-style-name="Standard">
      <style:text-properties style:font-name="Bitstream Vera Sans Mono" officeooo:rsid="0026ca67" officeooo:paragraph-rsid="0026ca67"/>
    </style:style>
    <style:style style:name="P27" style:family="paragraph" style:parent-style-name="Standard" style:list-style-name="L8">
      <style:text-properties style:font-name="Bitstream Vera Sans Mono" officeooo:rsid="0026ca67" officeooo:paragraph-rsid="0026ca67"/>
    </style:style>
    <style:style style:name="P28" style:family="paragraph" style:parent-style-name="Standard" style:list-style-name="L8">
      <style:text-properties style:font-name="Bitstream Vera Sans Mono" officeooo:rsid="00273fd1" officeooo:paragraph-rsid="00273fd1"/>
    </style:style>
    <style:style style:name="P29" style:family="paragraph" style:parent-style-name="Standard">
      <style:text-properties style:font-name="Bitstream Vera Sans Mono" officeooo:rsid="00273fd1" officeooo:paragraph-rsid="00273fd1"/>
    </style:style>
    <style:style style:name="P30" style:family="paragraph" style:parent-style-name="Standard" style:list-style-name="L9">
      <style:text-properties style:font-name="Bitstream Vera Sans Mono" officeooo:rsid="00273fd1" officeooo:paragraph-rsid="00273fd1"/>
    </style:style>
    <style:style style:name="P31" style:family="paragraph" style:parent-style-name="Standard">
      <loext:graphic-properties draw:fill="none"/>
      <style:paragraph-properties fo:margin-left="1.4366in" fo:margin-right="0in" fo:text-indent="-1.4366in" style:auto-text-indent="false" fo:background-color="transparent"/>
      <style:text-properties style:font-name="Bitstream Vera Sans Mono" officeooo:rsid="00235cb3" officeooo:paragraph-rsid="00235cb3"/>
    </style:style>
    <style:style style:name="P32" style:family="paragraph" style:parent-style-name="Standard" style:master-page-name="">
      <loext:graphic-properties draw:fill="none"/>
      <style:paragraph-properties fo:margin-left="1.4366in" fo:margin-right="0in" fo:text-indent="-1.4366in" style:auto-text-indent="false" style:page-number="auto" fo:background-color="transparent"/>
      <style:text-properties style:font-name="Bitstream Vera Sans Mono" officeooo:rsid="00235cb3" officeooo:paragraph-rsid="00235cb3"/>
    </style:style>
    <style:style style:name="P33" style:family="paragraph" style:parent-style-name="Standard" style:master-page-name="">
      <loext:graphic-properties draw:fill="none"/>
      <style:paragraph-properties fo:margin-left="1.1866in" fo:margin-right="0in" fo:text-indent="-1.1866in" style:auto-text-indent="false" style:page-number="auto" fo:background-color="transparent"/>
      <style:text-properties style:font-name="Bitstream Vera Sans Mono" officeooo:rsid="0024c7c1" officeooo:paragraph-rsid="0024c7c1"/>
    </style:style>
    <style:style style:name="T1" style:family="text">
      <style:text-properties officeooo:rsid="002039bb"/>
    </style:style>
    <style:style style:name="T2" style:family="text">
      <style:text-properties officeooo:rsid="0021c018"/>
    </style:style>
    <style:style style:name="T3" style:family="text">
      <style:text-properties officeooo:rsid="00235cb3"/>
    </style:style>
    <style:style style:name="T4" style:family="text">
      <style:text-properties officeooo:rsid="0024c7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366in" fo:text-indent="-0.25in" fo:margin-left="3.4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866in" fo:text-indent="-0.25in" fo:margin-left="3.6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66in" fo:text-indent="-0.25in" fo:margin-left="3.9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866in" fo:text-indent="-0.25in" fo:margin-left="4.1866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291in" fo:text-indent="-0.25in" fo:margin-left="2.429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791in" fo:text-indent="-0.25in" fo:margin-left="2.679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91in" fo:text-indent="-0.25in" fo:margin-left="2.929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91in" fo:text-indent="-0.25in" fo:margin-left="3.179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291in" fo:text-indent="-0.25in" fo:margin-left="3.429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6791in" fo:text-indent="-0.25in" fo:margin-left="3.679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291in" fo:text-indent="-0.25in" fo:margin-left="3.929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1791in" fo:text-indent="-0.25in" fo:margin-left="4.179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291in" fo:text-indent="-0.25in" fo:margin-left="4.429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6791in" fo:text-indent="-0.25in" fo:margin-left="4.6791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velopment<text:span text:style-name="T1">/Test</text:span> Plan</text:p>
      <text:p text:style-name="P4"/>
      <text:p text:style-name="P6">This document is intended to lay out the remaining development decisions to be made, development work left to be done, and testing required to validate a populated board. Once complete, a fully functional device will be able to accept necessary data from Android app, run evapotranspiration calculation, and determine/execute irrigation schedule. Work not addressed in this guide includes enclosure design/fabrication and irrigation management evaluation/optimization.</text:p>
      <text:p text:style-name="P6"/>
      <text:p text:style-name="P10">Device Modes:</text:p>
      <text:p text:style-name="P32"/>
      <text:p text:style-name="P31">Configuration Mode: In config mode, the device will interact with Android application to receive required data and to configure RTC. <text:s/><text:span text:style-name="T4">A recalibration signal can also be sent to initiate a flood sequence.</text:span></text:p>
      <text:p text:style-name="P31"/>
      <text:p text:style-name="P33">Operation Mode: In op mode, the device is in a configured and installed state. This mode consists of the following states:</text:p>
      <text:list xml:id="list7384676145779849211" text:style-name="L6">
        <text:list-item>
          <text:p text:style-name="P13">Advertise</text:p>
        </text:list-item>
        <text:list-item>
          <text:p text:style-name="P13">Active Sense</text:p>
        </text:list-item>
        <text:list-item>
          <text:p text:style-name="P13">Schedule</text:p>
        </text:list-item>
        <text:list-item>
          <text:p text:style-name="P13">Irrigate</text:p>
        </text:list-item>
      </text:list>
      <text:p text:style-name="P4"/>
      <text:p text:style-name="P11">Configuration Mode<text:span text:style-name="T2"> Development Decisions</text:span>:</text:p>
      <text:list xml:id="list1510272094556642999" text:style-name="L1">
        <text:list-item>
          <text:p text:style-name="P5">Agree upon latitude data member location in FFS(flash file system)<text:span text:style-name="T1">.</text:span></text:p>
        </text:list-item>
        <text:list-item>
          <text:p text:style-name="P5">Agree upon area data member location in FFS(flash file system)<text:span text:style-name="T1">.</text:span></text:p>
        </text:list-item>
        <text:list-item>
          <text:p text:style-name="P16">Agree upon signal/data location for calibration flag/signal.</text:p>
        </text:list-item>
        <text:list-item>
          <text:p text:style-name="P7">Agree upon interface/mechanism to update/configure RTC.</text:p>
        </text:list-item>
        <text:list-item>
          <text:p text:style-name="P16">Determine entry and exit mechanism of config mode. (Advertise all the time?)</text:p>
        </text:list-item>
      </text:list>
      <text:p text:style-name="P17"/>
      <text:p text:style-name="P12">Configuration Mode Development/Test:</text:p>
      <text:list xml:id="list4682788291464654456" text:style-name="L2">
        <text:list-item>
          <text:p text:style-name="P8">Successfully connect to device via Android app. (Enter configuration mode.)</text:p>
        </text:list-item>
        <text:list-item>
          <text:p text:style-name="P8">Transmit and store latitude data.</text:p>
        </text:list-item>
        <text:list-item>
          <text:p text:style-name="P8">Transmit and store area data.</text:p>
        </text:list-item>
        <text:list-item>
          <text:p text:style-name="P19">Transmit time data and configure RTC.</text:p>
        </text:list-item>
        <text:list-item>
          <text:p text:style-name="P19">Transmit recalibration signal.</text:p>
        </text:list-item>
        <text:list-item>
          <text:p text:style-name="P19">Successfully disconnect from device via Android app. (Exit configuration mode.)</text:p>
        </text:list-item>
        <text:list-item>
          <text:p text:style-name="P20">Calibrate SMS sensor(must be done in field.)</text:p>
          <text:list>
            <text:list-item>
              <text:p text:style-name="P20">Soil dry reading</text:p>
            </text:list-item>
            <text:list-item>
              <text:p text:style-name="P20">Soil saturation reading</text:p>
            </text:list-item>
          </text:list>
        </text:list-item>
      </text:list>
      <text:p text:style-name="P21"/>
      <text:p text:style-name="P21"><text:soft-page-break/></text:p>
      <text:p text:style-name="P21"/>
      <text:p text:style-name="P10">Operation Mode Development/Test:</text:p>
      <text:p text:style-name="P14"><text:tab/>Advertise State:</text:p>
      <text:list xml:id="list5122357151030724921" text:style-name="L7">
        <text:list-item>
          <text:p text:style-name="P15">Advertise BLE</text:p>
        </text:list-item>
        <text:list-item>
          <text:p text:style-name="P15">Successfully connect to Android application.(Enter Config Mode)</text:p>
        </text:list-item>
        <text:list-item>
          <text:p text:style-name="P15">Advance to Active Sense state upon receiving RTC interrupt.</text:p>
        </text:list-item>
        <text:list-item>
          <text:p text:style-name="P15">Advance to Irrigation state upon receiving RTC interrupt(Note there are two.)</text:p>
          <text:p text:style-name="P15"/>
        </text:list-item>
      </text:list>
      <text:p text:style-name="P14"><text:tab/>Active Sense State:</text:p>
      <text:list xml:id="list9173360415679193735" text:style-name="L3">
        <text:list-item>
          <text:p text:style-name="P23"><text:span text:style-name="T3">Accurately sense temperature data.</text:span></text:p>
          <text:list>
            <text:list-item>
              <text:p text:style-name="P22">Test in climate controlled room.</text:p>
            </text:list-item>
            <text:list-item>
              <text:p text:style-name="P22">Test in refrigerated environment.</text:p>
            </text:list-item>
          </text:list>
        </text:list-item>
        <text:list-item>
          <text:p text:style-name="P24">Store temperature value.</text:p>
        </text:list-item>
        <text:list-item>
          <text:p text:style-name="P24">Sense and store SMS value.</text:p>
        </text:list-item>
        <text:list-item>
          <text:p text:style-name="P25">Sense and store RD value.</text:p>
        </text:list-item>
        <text:list-item>
          <text:p text:style-name="P25">Advance to Schedule State.</text:p>
        </text:list-item>
      </text:list>
      <text:p text:style-name="P26"/>
      <text:p text:style-name="P26"><text:tab/>Schedule State:</text:p>
      <text:list xml:id="list8422924422510115294" text:style-name="L8">
        <text:list-item>
          <text:p text:style-name="P27">Compute and update evapotranspiration term using latest stored data.</text:p>
        </text:list-item>
        <text:list-item>
          <text:p text:style-name="P28">Compute and update irrigation need.</text:p>
        </text:list-item>
        <text:list-item>
          <text:p text:style-name="P28">Configure RTC for Irrigation state interrupt.</text:p>
        </text:list-item>
        <text:list-item>
          <text:p text:style-name="P28">Advance to Advertise state.</text:p>
          <text:p text:style-name="P28"/>
        </text:list-item>
      </text:list>
      <text:p text:style-name="P29"><text:tab/>Irrigate State:</text:p>
      <text:list xml:id="list7981622953432206110" text:style-name="L9">
        <text:list-item>
          <text:p text:style-name="P30">Translate irrigation need into flow sensor revolutions.</text:p>
        </text:list-item>
        <text:list-item>
          <text:p text:style-name="P30">Actuate water flow.</text:p>
        </text:list-item>
        <text:list-item>
          <text:p text:style-name="P30">Deactivate water flow once flow sensor revolutions is met.</text:p>
        </text:list-item>
        <text:list-item>
          <text:p text:style-name="P30">Advance to Advertise state.</text:p>
        </text:list-item>
      </text:list>
      <text:p text:style-name="P4"/>
      <text:p text:style-name="P9"/>
      <text:p text:style-name="P17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4:15:04.820828655</meta:creation-date>
    <dc:date>2016-04-06T16:16:44.628911364</dc:date>
    <meta:editing-duration>PT4M47S</meta:editing-duration>
    <meta:editing-cycles>1</meta:editing-cycles>
    <meta:document-statistic meta:table-count="0" meta:image-count="0" meta:object-count="0" meta:page-count="2" meta:paragraph-count="49" meta:word-count="385" meta:character-count="2545" meta:non-whitespace-character-count="2241"/>
    <meta:generator>LibreOffice/5.1.1.3$Linux_X86_64 LibreOffice_project/10m0$Build-3</meta:generator>
  </office:meta>
</office:document-meta>
</file>